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747000044D6ABAC0D99.svm"/>
  <manifest:file-entry manifest:media-type="" manifest:full-path="Pictures/20000007000026A8000044BCAFDBB8EB.svm"/>
  <manifest:file-entry manifest:media-type="" manifest:full-path="Pictures/2000000700002747000044876906FDD3.svm"/>
  <manifest:file-entry manifest:media-type="" manifest:full-path="Pictures/2000000700002674000045AA530BD356.svm"/>
  <manifest:file-entry manifest:media-type="" manifest:full-path="Pictures/2000000700002747000044F1C0694038.svm"/>
  <manifest:file-entry manifest:media-type="" manifest:full-path="Pictures/2000000700002762000045C413D39DA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New"/>
    </style:style>
    <style:style style:name="P2" style:family="paragraph" style:parent-style-name="Standard">
      <style:paragraph-properties fo:text-align="start" style:justify-single-word="false"/>
      <style:text-properties style:font-name="Courier New"/>
    </style:style>
    <style:style style:name="P3" style:family="paragraph" style:parent-style-name="Standard">
      <style:paragraph-properties fo:text-align="start" style:justify-single-word="false"/>
      <style:text-properties style:font-name="Courier New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 Outputs ---</text:p>
      <text:p text:style-name="P2">First load: <text:s text:c="21"/>Invalid Input:</text:p>
      <text:p text:style-name="P2"><draw:frame draw:style-name="fr1" draw:name="graphics1" text:anchor-type="paragraph" svg:x="-0.7252in" svg:y="0in" svg:width="3.8957in" svg:height="6.928in" draw:z-index="0"><draw:image xlink:href="Pictures/20000007000026A8000044BCAFDBB8EB.svm" xlink:type="simple" xlink:show="embed" xlink:actuate="onLoad"/></draw:frame><draw:frame draw:style-name="fr1" draw:name="graphics4" text:anchor-type="paragraph" svg:x="3.4in" svg:y="0.0256in" svg:width="3.8756in" svg:height="7.0217in" draw:z-index="3"><draw:image xlink:href="Pictures/2000000700002674000045AA530BD356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Input a state: <text:s text:c="18"/>Input a Capital:</text:p>
      <text:p text:style-name="P2"/>
      <text:p text:style-name="P2"><draw:frame draw:style-name="fr1" draw:name="graphics2" text:anchor-type="paragraph" svg:x="-0.678in" svg:y="0in" svg:width="3.9583in" svg:height="6.9374in" draw:z-index="1"><draw:image xlink:href="Pictures/2000000700002747000044D6ABAC0D99.svm" xlink:type="simple" xlink:show="embed" xlink:actuate="onLoad"/></draw:frame><draw:frame draw:style-name="fr1" draw:name="graphics3" text:anchor-type="paragraph" svg:x="3.4752in" svg:y="0in" svg:width="3.9693in" svg:height="7.0311in" draw:z-index="2"><draw:image xlink:href="Pictures/2000000700002762000045C413D39DAC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apitals and States with spaces:</text:p>
      <text:p text:style-name="P2"><draw:frame draw:style-name="fr1" draw:name="graphics5" text:anchor-type="paragraph" svg:x="-0.652in" svg:y="0in" svg:width="3.9583in" svg:height="6.9071in" draw:z-index="4"><draw:image xlink:href="Pictures/2000000700002747000044876906FDD3.svm" xlink:type="simple" xlink:show="embed" xlink:actuate="onLoad"/></draw:frame><draw:frame draw:style-name="fr1" draw:name="graphics6" text:anchor-type="paragraph" svg:x="3.4362in" svg:y="0in" svg:width="3.9583in" svg:height="6.9484in" draw:z-index="5"><draw:image xlink:href="Pictures/2000000700002747000044F1C0694038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17T14:58:54.38</meta:creation-date>
    <dc:date>2019-04-21T21:04:36.23</dc:date>
    <meta:editing-duration>PT50M44S</meta:editing-duration>
    <meta:editing-cycles>2</meta:editing-cycles>
    <meta:generator>OpenOffice/4.1.5$Win32 OpenOffice.org_project/415m1$Build-9789</meta:generator>
    <meta:document-statistic meta:table-count="0" meta:image-count="6" meta:object-count="0" meta:page-count="3" meta:paragraph-count="4" meta:word-count="18" meta:character-count="143"/>
  </office:meta>
</office:document-meta>
</file>